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FE2D0B1A4700F95D.png" manifest:media-type="image/png"/>
  <manifest:file-entry manifest:full-path="Pictures/1000020100000500000002D0C05133351BEDB42D.png" manifest:media-type="image/png"/>
  <manifest:file-entry manifest:full-path="Pictures/1000020100000500000002D0240C3CB0A1FF2EEC.png" manifest:media-type="image/png"/>
  <manifest:file-entry manifest:full-path="Pictures/1000020100000500000002D0EF1641FCB1F72D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Fifteen" svg:font-family="Fifteen" style:font-pitch="fixed"/>
    <style:font-face style:name="Amaranth" svg:font-family="Amaranth" style:font-pitch="variable"/>
    <style:font-face style:name="Anaktoria" svg:font-family="Anaktoria" style:font-pitch="variable"/>
    <style:font-face style:name="Architects Daughter1" svg:font-family="'Architects Daughter'" style:font-pitch="variable"/>
    <style:font-face style:name="Coelacanth" svg:font-family="Coelacanth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1.971cm"/>
    </style:style>
    <style:style style:name="pr4" style:family="presentation" style:parent-style-name="Bubbles-subtitle" style:list-style-name="L3">
      <style:graphic-properties draw:fill-color="#ffffff" draw:auto-grow-height="true" fo:min-height="11.793cm"/>
    </style:style>
    <style:style style:name="pr5" style:family="presentation" style:parent-style-name="Bubbles-subtitle" style:list-style-name="L3">
      <style:graphic-properties draw:fill-color="#ffffff" draw:auto-grow-height="true" fo:min-height="11.793cm"/>
    </style:style>
    <style:style style:name="pr6" style:family="presentation" style:parent-style-name="Bubbles-subtitle" style:list-style-name="L2">
      <style:graphic-properties draw:fill-color="#ffffff" draw:auto-grow-height="true" fo:min-height="3.277cm"/>
    </style:style>
    <style:style style:name="P1" style:family="paragraph">
      <style:text-properties fo:color="#333333" style:font-name="Ferrum"/>
    </style:style>
    <style:style style:name="P2" style:family="paragraph">
      <style:text-properties fo:color="#333333" style:font-name="Ferrum" fo:font-size="80pt" style:font-size-asian="80pt" style:font-size-complex="80pt"/>
    </style:style>
    <style:style style:name="P3" style:family="paragraph">
      <style:paragraph-properties fo:text-align="start"/>
      <style:text-properties fo:font-size="7.5pt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fo:color="#cc99ff" style:font-name="Ferrum"/>
    </style:style>
    <style:style style:name="P7" style:family="paragraph"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paragraph-properties fo:text-align="start"/>
      <style:text-properties fo:font-size="21pt"/>
    </style:style>
    <style:style style:name="P9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0" style:family="paragraph">
      <style:paragraph-properties fo:text-align="end"/>
      <style:text-properties fo:font-size="7.5pt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style:paragraph-properties fo:text-align="start"/>
      <style:text-properties fo:color="#cc99ff" style:font-name="Ferrum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cc99ff" style:font-name="Ferrum" fo:font-size="48pt" fo:background-color="transparent" style:font-size-asian="66pt" style:font-size-complex="66pt"/>
    </style:style>
    <style:style style:name="T4" style:family="text">
      <style:text-properties style:font-name="Ubuntu3" fo:font-size="36pt" style:font-size-asian="36pt" style:font-size-complex="36pt"/>
    </style:style>
    <style:style style:name="T5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691cm" svg:height="13.838cm" svg:x="1.085cm" svg:y="1.032cm" presentation:class="title" presentation:user-transformed="true">
          <draw:text-box>
            <text:p text:style-name="P1"><text:span text:style-name="T1">First Examples</text:span></text:p>
          </draw:text-box>
        </draw:frame>
        <draw:frame draw:style-name="gr1" draw:text-style-name="P4" draw:layer="layout" svg:width="8.393cm" svg:height="0.569cm" svg:x="0.045cm" svg:y="15.241cm">
          <draw:text-box>
            <text:p text:style-name="P3"><text:span text:style-name="T2">Written by Rachel J. Morris, last updated </text:span><text:span text:style-name="T2"><text:date style:data-style-name="D5" text:date-value="2017-06-13">Jun 13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1.971cm" svg:x="1.448cm" svg:y="0.151cm" presentation:class="title" presentation:user-transformed="true">
          <draw:text-box>
            <text:p text:style-name="P6"><text:span text:style-name="T3">Topics</text:span></text:p>
          </draw:text-box>
        </draw:frame>
        <draw:frame presentation:style-name="pr4" draw:text-style-name="P9" draw:layer="layout" svg:width="12.373cm" svg:height="11.793cm" svg:x="1.263cm" svg:y="3.087cm">
          <draw:text-box>
            <text:p text:style-name="P8"><text:span text:style-name="T4">1.</text:span><text:span text:style-name="T4"><text:tab/></text:span><text:span text:style-name="T4">A</text:span><text:span text:style-name="T4"><text:line-break/></text:span><text:span text:style-name="T4"/></text:p>
            <text:p text:style-name="P8"><text:span text:style-name="T4">2.</text:span><text:span text:style-name="T4"><text:tab/></text:span><text:span text:style-name="T4">B</text:span><text:span text:style-name="T4"><text:line-break/></text:span><text:span text:style-name="T4"/></text:p>
            <text:p text:style-name="P8"><text:span text:style-name="T4">3.</text:span><text:span text:style-name="T4"><text:tab/></text:span><text:span text:style-name="T4">C</text:span><text:span text:style-name="T4"><text:line-break/></text:span><text:span text:style-name="T4"/></text:p>
            <text:p text:style-name="P8"><text:span text:style-name="T4">4.</text:span><text:span text:style-name="T4"><text:tab/></text:span><text:span text:style-name="T4">D</text:span></text:p>
          </draw:text-box>
        </draw:frame>
        <draw:frame presentation:style-name="pr5" draw:text-style-name="P9" draw:layer="layout" svg:width="12.373cm" svg:height="11.793cm" svg:x="13.996cm" svg:y="3.065cm">
          <draw:text-box>
            <text:p text:style-name="P8"><text:span text:style-name="T4">5.</text:span><text:span text:style-name="T4"><text:tab/></text:span><text:span text:style-name="T4">E</text:span><text:span text:style-name="T4"><text:line-break/></text:span><text:span text:style-name="T4"/></text:p>
            <text:p text:style-name="P8"><text:span text:style-name="T4">6.</text:span><text:span text:style-name="T4"><text:tab/></text:span><text:span text:style-name="T4">F</text:span><text:span text:style-name="T4"><text:line-break/></text:span><text:span text:style-name="T4"/></text:p>
            <text:p text:style-name="P8"><text:span text:style-name="T4">7.</text:span><text:span text:style-name="T4"><text:tab/></text:span><text:span text:style-name="T4">G</text:span><text:span text:style-name="T4"><text:line-break/></text:span><text:span text:style-name="T4"/></text:p>
            <text:p text:style-name="P8"><text:span text:style-name="T4">8.</text:span><text:span text:style-name="T4"><text:tab/></text:span><text:span text:style-name="T4">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draw:style-name="gr1" draw:text-style-name="P11" draw:layer="layout" svg:width="1.389cm" svg:height="0.569cm" svg:x="26.635cm" svg:y="15.168cm">
          <draw:text-box>
            <text:p text:style-name="P10"><text:span text:style-name="T5">(</text:span><text:span text:style-name="T5"><text:page-number>&lt;number&gt;</text:page-number></text:span><text:span text:style-name="T5">/</text:span><text:span text:style-name="T5"><text:page-count>3</text:page-count></text:span><text:span text:style-name="T5">)</text:span></text:p>
          </draw:text-box>
        </draw:frame>
        <draw:frame presentation:style-name="pr3" draw:text-style-name="P7" draw:layer="layout" svg:width="25.199cm" svg:height="1.971cm" svg:x="0.376cm" svg:y="0.224cm" presentation:class="title" presentation:user-transformed="true">
          <draw:text-box>
            <text:p text:style-name="P12"><text:span text:style-name="T3">1</text:span><text:span text:style-name="T3">. </text:span><text:span text:style-name="T3">S</text:span><text:span text:style-name="T3">l</text:span><text:span text:style-name="T3">i</text:span><text:span text:style-name="T3">d</text:span><text:span text:style-name="T3">e</text:span><text:span text:style-name="T3"> </text:span><text:span text:style-name="T3">T</text:span><text:span text:style-name="T3">i</text:span><text:span text:style-name="T3">t</text:span><text:span text:style-name="T3">l</text:span><text:span text:style-name="T3">e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13">Notes</text:p>
          </draw:text-box>
        </draw:frame>
        <draw:frame draw:style-name="gr4" draw:text-style-name="P15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9" draw:layer="layout" svg:width="14.254cm" svg:height="3.277cm" svg:x="1.264cm" svg:y="3.088cm">
          <draw:text-box>
            <text:p text:style-name="P8"><text:span text:style-name="T4">Blor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Fifteen" svg:font-family="Fifteen" style:font-pitch="fixed"/>
    <style:font-face style:name="Amaranth" svg:font-family="Amaranth" style:font-pitch="variable"/>
    <style:font-face style:name="Anaktoria" svg:font-family="Anaktoria" style:font-pitch="variable"/>
    <style:font-face style:name="Architects Daughter1" svg:font-family="'Architects Daughter'" style:font-pitch="variable"/>
    <style:font-face style:name="Coelacanth" svg:font-family="Coelacanth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13T12:34:23.197090817</dc:date>
    <meta:editing-duration>P1DT6H36M58S</meta:editing-duration>
    <meta:editing-cycles>1018</meta:editing-cycles>
    <meta:generator>LibreOffice/5.1.4.2$Linux_X86_64 LibreOffice_project/10m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